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distance\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1yr price</text:p>
          </table:table-cell>
          <table:table-cell table:style-name="Default" office:value-type="string" calcext:value-type="string">
            <text:p>1yr value</text:p>
          </table:table-cell>
          <table:table-cell office:value-type="string" calcext:value-type="string">
            <text:p>existing hou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ice trees</text:p>
          </table:table-cell>
          <table:table-cell office:value-type="string" calcext:value-type="string">
            <text:p>Desctriotion</text:p>
          </table:table-cell>
        </table:table-row>
        <table:table-row table:style-name="ro1">
          <table:table-cell office:value-type="string" calcext:value-type="string">
            <text:p>https://www.zillow.com/homedetails/8925-Merry-Canyon-Rd-Leavenworth-WA-98826/295014651_zpid/</text:p>
          </table:table-cell>
          <table:table-cell office:value-type="float" office:value="20" calcext:value-type="float">
            <text:p>20</text:p>
          </table:table-cell>
          <table:table-cell table:formula="of:=2+24/60" office:value-type="float" office:value="2.4" calcext:value-type="float">
            <text:p>2.4</text:p>
          </table:table-cell>
          <table:table-cell office:value-type="float" office:value="200000" calcext:value-type="float">
            <text:p>200000</text:p>
          </table:table-cell>
          <table:table-cell table:formula="of:=[.D2]*0.07" office:value-type="float" office:value="14000" calcext:value-type="float">
            <text:p>14,000.00</text:p>
          </table:table-cell>
          <table:table-cell table:formula="of:=[.B2]*10000/30+20*30*(3-[.C2])+200000/50*1/8*(8-[.C2])" office:value-type="float" office:value="9826.66666666667" calcext:value-type="float">
            <text:p>9,826.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00sqft eavenworth cabin</text:p>
          </table:table-cell>
        </table:table-row>
        <table:table-row table:style-name="ro1">
          <table:table-cell office:value-type="string" calcext:value-type="string">
            <text:p>https://www.zillow.com/homedetails/27405-139th-Ave-NE-Arlington-WA-98223/178059976_zpid/</text:p>
          </table:table-cell>
          <table:table-cell office:value-type="float" office:value="36.56" calcext:value-type="float">
            <text:p>36.56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table:formula="of:=[.D3]*0.07" office:value-type="float" office:value="11900" calcext:value-type="float">
            <text:p>11,900.00</text:p>
          </table:table-cell>
          <table:table-cell table:formula="of:=[.B3]*10000/30+20*30*(3-[.C3])+200000/50*1/8*(8-[.C3])" office:value-type="float" office:value="16886.6666666667" calcext:value-type="float">
            <text:p>16,886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ttps://www.zillow.com/homedetails/0-Garrard-Creek-Rd-Oakville-WA-98568/2112321595_zpid/</text:p>
          </table:table-cell>
          <table:table-cell office:value-type="float" office:value="50" calcext:value-type="float">
            <text:p>50</text:p>
          </table:table-cell>
          <table:table-cell table:formula="of:=1+36/60" office:value-type="float" office:value="1.6" calcext:value-type="float">
            <text:p>1.6</text:p>
          </table:table-cell>
          <table:table-cell office:value-type="float" office:value="140000" calcext:value-type="float">
            <text:p>140000</text:p>
          </table:table-cell>
          <table:table-cell table:formula="of:=[.D4]*0.07" office:value-type="float" office:value="9800" calcext:value-type="float">
            <text:p>9,800.00</text:p>
          </table:table-cell>
          <table:table-cell table:formula="of:=[.B4]*10000/30+20*30*(3-[.C4])+200000/50*1/8*(8-[.C4])" office:value-type="float" office:value="20706.6666666667" calcext:value-type="float">
            <text:p>20,70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ttps://www.zillow.com/homedetails/18824-State-Route-706-E-Elbe-WA-98330/102615943_zpid/?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.5" calcext:value-type="float">
            <text:p>1.5</text:p>
          </table:table-cell>
          <table:table-cell office:value-type="float" office:value="125000" calcext:value-type="float">
            <text:p>125000</text:p>
          </table:table-cell>
          <table:table-cell table:formula="of:=[.D5]*0.07" office:value-type="float" office:value="8750" calcext:value-type="float">
            <text:p>8,750.00</text:p>
          </table:table-cell>
          <table:table-cell table:formula="of:=[.B5]*10000/30+20*30*(3-[.C5])+200000/50*1/8*(8-[.C5])" office:value-type="float" office:value="12483.3333333333" calcext:value-type="float">
            <text:p>12,483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21:22:29.387845585</meta:creation-date>
    <dc:date>2019-09-14T21:03:15.481783922</dc:date>
    <meta:editing-duration>PT29M38S</meta:editing-duration>
    <meta:editing-cycles>4</meta:editing-cycles>
    <meta:generator>LibreOffice/6.0.7.3$Linux_X86_64 LibreOffice_project/00m0$Build-3</meta:generator>
    <meta:document-statistic meta:table-count="1" meta:cell-count="45" meta:object-count="0"/>
  </office:meta>
</office:document-meta>
</file>